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0976B918E317C4CE0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867cm" svg:height="0.939cm" draw:transform="rotate (0.275063890114306) translate (7.7cm 10.178cm)">
          <draw:image xlink:href="Pictures/100002010000012C000000976B918E317C4CE055.png" xlink:type="simple" xlink:show="embed" xlink:actuate="onLoad" loext:mime-type="image/png">
            <text:p/>
          </draw:image>
        </draw:frame>
        <draw:frame draw:style-name="gr1" draw:text-style-name="P1" draw:layer="layout" svg:width="1.999cm" svg:height="1.006cm" draw:transform="rotate (1.24058003231757) translate (9.1cm 9.091cm)">
          <draw:image xlink:href="Pictures/100002010000012C000000976B918E317C4CE055.png" xlink:type="simple" xlink:show="embed" xlink:actuate="onLoad" loext:mime-type="image/png">
            <text:p/>
          </draw:image>
        </draw:frame>
        <draw:frame draw:style-name="gr2" draw:text-style-name="P1" draw:layer="layout" svg:width="1.938cm" svg:height="0.974cm" draw:transform="skewX (-0.00104719755119657) rotate (-0.274889357189107) translate (10.235cm 9.644cm)">
          <draw:image xlink:href="Pictures/100002010000012C000000976B918E317C4CE055.png" xlink:type="simple" xlink:show="embed" xlink:actuate="onLoad" loext:mime-type="image/png">
            <text:p/>
          </draw:image>
        </draw:frame>
        <draw:line draw:style-name="gr3" draw:text-style-name="P2" draw:layer="layout" svg:x1="9.884cm" svg:y1="9.17cm" svg:x2="9.884cm" svg:y2="9.606cm">
          <text:p/>
        </draw:line>
        <draw:line draw:style-name="gr3" draw:text-style-name="P2" draw:layer="layout" svg:x1="9.385cm" svg:y1="9.98cm" svg:x2="9.884cm" svg:y2="9.606cm">
          <text:p/>
        </draw:line>
        <draw:line draw:style-name="gr3" draw:text-style-name="P2" draw:layer="layout" svg:x1="9.884cm" svg:y1="9.606cm" svg:x2="10.32cm" svg:y2="9.918cm">
          <text:p/>
        </draw:line>
        <draw:line draw:style-name="gr3" draw:text-style-name="P2" draw:layer="layout" svg:x1="9.884cm" svg:y1="7.312cm" svg:x2="9.884cm" svg:y2="7cm">
          <text:p/>
        </draw:line>
        <draw:line draw:style-name="gr3" draw:text-style-name="P2" draw:layer="layout" svg:x1="8.139cm" svg:y1="10.852cm" svg:x2="2.7cm" svg:y2="10.8cm">
          <text:p/>
        </draw:line>
        <draw:line draw:style-name="gr3" draw:text-style-name="P2" draw:layer="layout" svg:x1="9.884cm" svg:y1="7cm" svg:x2="2.7cm" svg:y2="7cm">
          <text:p/>
        </draw:line>
        <draw:line draw:style-name="gr3" draw:text-style-name="P2" draw:layer="layout" svg:x1="11.829cm" svg:y1="10.852cm" svg:x2="11.829cm" svg:y2="11.6cm">
          <text:p/>
        </draw:line>
        <draw:line draw:style-name="gr3" draw:text-style-name="P2" draw:layer="layout" svg:x1="11.829cm" svg:y1="11.6cm" svg:x2="2.7cm" svg:y2="11.6cm">
          <text:p/>
        </draw:line>
        <draw:custom-shape draw:style-name="gr4" draw:text-style-name="P3" draw:layer="layout" svg:width="0.3cm" svg:height="0.3cm" svg:x="9.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67cm" svg:height="0.939cm" draw:transform="rotate (0.275063890114306) translate (7.688cm 15.478cm)">
          <draw:image xlink:href="Pictures/100002010000012C000000976B918E317C4CE055.png" xlink:type="simple" xlink:show="embed" xlink:actuate="onLoad" loext:mime-type="image/png">
            <text:p/>
          </draw:image>
        </draw:frame>
        <draw:frame draw:style-name="gr1" draw:text-style-name="P1" draw:layer="layout" svg:width="1.999cm" svg:height="1.006cm" draw:transform="rotate (1.24058003231757) translate (9.088cm 14.391cm)">
          <draw:image xlink:href="Pictures/100002010000012C000000976B918E317C4CE055.png" xlink:type="simple" xlink:show="embed" xlink:actuate="onLoad" loext:mime-type="image/png">
            <text:p/>
          </draw:image>
        </draw:frame>
        <draw:frame draw:style-name="gr2" draw:text-style-name="P1" draw:layer="layout" svg:width="1.938cm" svg:height="0.974cm" draw:transform="skewX (-0.00104719755119657) rotate (-0.274889357189107) translate (10.223cm 14.944cm)">
          <draw:image xlink:href="Pictures/100002010000012C000000976B918E317C4CE055.png" xlink:type="simple" xlink:show="embed" xlink:actuate="onLoad" loext:mime-type="image/png">
            <text:p/>
          </draw:image>
        </draw:frame>
        <draw:line draw:style-name="gr3" draw:text-style-name="P2" draw:layer="layout" svg:x1="9.872cm" svg:y1="14.47cm" svg:x2="9.872cm" svg:y2="14.906cm">
          <text:p/>
        </draw:line>
        <draw:line draw:style-name="gr3" draw:text-style-name="P2" draw:layer="layout" svg:x1="9.373cm" svg:y1="15.28cm" svg:x2="9.872cm" svg:y2="14.906cm">
          <text:p/>
        </draw:line>
        <draw:line draw:style-name="gr3" draw:text-style-name="P2" draw:layer="layout" svg:x1="9.872cm" svg:y1="14.906cm" svg:x2="10.308cm" svg:y2="15.218cm">
          <text:p/>
        </draw:line>
        <draw:line draw:style-name="gr3" draw:text-style-name="P2" draw:layer="layout" svg:x1="9.872cm" svg:y1="12.612cm" svg:x2="9.872cm" svg:y2="12.3cm">
          <text:p/>
        </draw:line>
        <draw:line draw:style-name="gr3" draw:text-style-name="P2" draw:layer="layout" svg:x1="8.127cm" svg:y1="16.152cm" svg:x2="2.4cm" svg:y2="16.1cm">
          <text:p/>
        </draw:line>
        <draw:line draw:style-name="gr3" draw:text-style-name="P2" draw:layer="layout" svg:x1="9.872cm" svg:y1="12.3cm" svg:x2="2.7cm" svg:y2="12.3cm">
          <text:p/>
        </draw:line>
        <draw:line draw:style-name="gr3" draw:text-style-name="P2" draw:layer="layout" svg:x1="11.817cm" svg:y1="16.152cm" svg:x2="11.817cm" svg:y2="16.9cm">
          <text:p/>
        </draw:line>
        <draw:line draw:style-name="gr3" draw:text-style-name="P2" draw:layer="layout" svg:x1="11.817cm" svg:y1="16.9cm" svg:x2="2.3cm" svg:y2="16.9cm">
          <text:p/>
        </draw:line>
        <draw:custom-shape draw:style-name="gr4" draw:text-style-name="P3" draw:layer="layout" svg:width="0.3cm" svg:height="0.3cm" svg:x="9.68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2T10:39:07.425000000</meta:creation-date>
    <dc:date>2020-06-23T10:04:53.970000000</dc:date>
    <meta:editing-duration>PT15M51S</meta:editing-duration>
    <meta:editing-cycles>6</meta:editing-cycles>
    <meta:generator>LibreOffice/6.4.4.2$Windows_X86_64 LibreOffice_project/3d775be2011f3886db32dfd395a6a6d1ca2630ff</meta:generator>
    <meta:document-statistic meta:object-count="24"/>
  </office:meta>
</office:document-meta>
</file>